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1cm"/>
    </style:style>
    <style:style style:name="gr2" style:family="graphic" style:parent-style-name="objectwithoutfill">
      <style:graphic-properties svg:stroke-color="#3465a4" draw:marker-start="Dimension_20_Lines" draw:marker-end="Dimension_20_Lines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2.75cm" fo:min-width="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2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9cm"/>
    </style:style>
    <style:style style:name="gr19" style:family="graphic" style:parent-style-name="objectwithoutfill">
      <style:graphic-properties draw:stroke="dash" draw:stroke-dash="_32__20_Dots_20_1_20_Dash"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75cm" fo:min-width="6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17cm"/>
    </style:style>
    <style:style style:name="gr26" style:family="graphic" style:parent-style-name="standard">
      <style:graphic-properties svg:stroke-color="#000000" draw:marker-start="Dimension_20_Lines" draw:marker-start-width="0.3cm" draw:marker-end="Dimension_20_Lines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83cm"/>
    </style:style>
    <style:style style:name="gr2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18pt" style:font-size-complex="18pt"/>
    </style:style>
    <style:style style:name="P6" style:family="paragraph">
      <style:text-properties fo:font-size="8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0pt" fo:language="en" fo:country="US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1cm" svg:height="0.962cm" svg:x="7cm" svg:y="1.1cm">
          <draw:text-box>
            <text:p>Structure of EMS-driver</text:p>
          </draw:text-box>
        </draw:frame>
        <draw:line draw:style-name="gr2" draw:text-style-name="P2" draw:layer="layout" svg:x1="3cm" svg:y1="4cm" svg:x2="18cm" svg:y2="4cm">
          <text:p/>
        </draw:line>
        <draw:frame draw:style-name="gr3" draw:text-style-name="P3" draw:layer="layout" svg:width="1.925cm" svg:height="0.645cm" svg:x="15.1cm" svg:y="4cm">
          <draw:text-box>
            <text:p><text:span text:style-name="T1">EMS</text:span><text:span text:style-name="T2"> bus</text:span></text:p>
          </draw:text-box>
        </draw:frame>
        <draw:custom-shape draw:style-name="gr4" draw:text-style-name="P4" draw:layer="layout" svg:width="7cm" svg:height="3cm" svg:x="7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394cm" svg:height="0.645cm" svg:x="8cm" svg:y="6.2cm">
          <draw:text-box>
            <text:p><text:span text:style-name="T2">Leve</text:span><text:span text:style-name="T2">l </text:span><text:span text:style-name="T2">shift</text:span><text:span text:style-name="T2">er</text:span></text:p>
          </draw:text-box>
        </draw:frame>
        <draw:frame draw:style-name="gr6" draw:text-style-name="P3" draw:layer="layout" svg:width="4.278cm" svg:height="0.645cm" svg:x="8.023cm" svg:y="6.855cm">
          <draw:text-box>
            <text:p><text:span text:style-name="T2">Raspberry Pi 0W, UART</text:span></text:p>
          </draw:text-box>
        </draw:frame>
        <draw:frame draw:style-name="gr7" draw:text-style-name="P3" draw:layer="layout" svg:width="3.897cm" svg:height="0.645cm" svg:x="8.015cm" svg:y="7.454cm">
          <draw:text-box>
            <text:p><text:span text:style-name="T2">Raspbian serial driver</text:span></text:p>
          </draw:text-box>
        </draw:frame>
        <draw:frame draw:style-name="gr8" draw:text-style-name="P3" draw:layer="layout" svg:width="1.903cm" svg:height="0.645cm" svg:x="8cm" svg:y="8.155cm">
          <draw:text-box>
            <text:p><text:span text:style-name="T2">PySerial </text:span></text:p>
          </draw:text-box>
        </draw:frame>
        <draw:line draw:style-name="gr9" draw:text-style-name="P2" draw:layer="layout" svg:x1="10.5cm" svg:y1="4cm" svg:x2="10.5cm" svg:y2="6cm">
          <text:p/>
        </draw:line>
        <draw:frame draw:style-name="gr10" draw:text-style-name="P5" draw:layer="layout" svg:width="1.92cm" svg:height="0.569cm" svg:x="10.5cm" svg:y="5cm">
          <draw:text-box>
            <text:p><text:span text:style-name="T3">Half duplex</text:span></text:p>
          </draw:text-box>
        </draw:frame>
        <draw:frame draw:style-name="gr11" draw:text-style-name="P5" draw:layer="layout" svg:width="1.725cm" svg:height="0.569cm" svg:x="10.5cm" svg:y="4.631cm">
          <draw:text-box>
            <text:p><text:span text:style-name="T3">9600 8N1</text:span></text:p>
          </draw:text-box>
        </draw:frame>
        <draw:custom-shape draw:style-name="gr12" draw:text-style-name="P2" draw:layer="layout" svg:width="5cm" svg:height="2cm" svg:x="4cm" svg:y="11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8cm" svg:y1="9cm" svg:x2="8cm" svg:y2="11cm">
          <text:p/>
        </draw:line>
        <draw:custom-shape draw:style-name="gr12" draw:text-style-name="P2" draw:layer="layout" svg:width="5cm" svg:height="2cm" svg:x="12cm" svg:y="11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cm" svg:y1="11cm" svg:x2="13cm" svg:y2="9cm">
          <text:p/>
        </draw:line>
        <draw:frame draw:style-name="gr14" draw:text-style-name="P3" draw:layer="layout" svg:width="2.729cm" svg:height="0.645cm" svg:x="5.2cm" svg:y="11.155cm">
          <draw:text-box>
            <text:p><text:span text:style-name="T2">Thread reader</text:span></text:p>
          </draw:text-box>
        </draw:frame>
        <draw:frame draw:style-name="gr15" draw:text-style-name="P3" draw:layer="layout" svg:width="2.572cm" svg:height="0.645cm" svg:x="13.228cm" svg:y="11.155cm">
          <draw:text-box>
            <text:p><text:span text:style-name="T2">Thread writer</text:span></text:p>
          </draw:text-box>
        </draw:frame>
        <draw:custom-shape draw:style-name="gr12" draw:text-style-name="P2" draw:layer="layout" svg:width="5cm" svg:height="2cm" svg:x="4cm" svg:y="14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566cm" svg:height="0.645cm" svg:x="4.2cm" svg:y="14.055cm">
          <draw:text-box>
            <text:p><text:span text:style-name="T2">Thread ingress dispatcher</text:span></text:p>
          </draw:text-box>
        </draw:frame>
        <draw:frame draw:style-name="gr17" draw:text-style-name="P5" draw:layer="layout" svg:width="3.008cm" svg:height="0.645cm" svg:x="4.892cm" svg:y="14.7cm">
          <draw:text-box>
            <text:p text:style-name="P6">Classify frame</text:p>
          </draw:text-box>
        </draw:frame>
        <draw:line draw:style-name="gr13" draw:text-style-name="P2" draw:layer="layout" svg:x1="8cm" svg:y1="13cm" svg:x2="8cm" svg:y2="14cm">
          <text:p/>
        </draw:line>
        <draw:custom-shape draw:style-name="gr12" draw:text-style-name="P2" draw:layer="layout" svg:width="5cm" svg:height="2cm" svg:x="12cm" svg:y="14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4.49cm" svg:height="0.645cm" svg:x="12.31cm" svg:y="14cm">
          <draw:text-box>
            <text:p><text:span text:style-name="T2">Thread egress dispatcher</text:span></text:p>
          </draw:text-box>
        </draw:frame>
        <draw:frame draw:style-name="gr17" draw:text-style-name="P5" draw:layer="layout" svg:width="3.008cm" svg:height="0.645cm" svg:x="12.992cm" svg:y="14.655cm">
          <draw:text-box>
            <text:p text:style-name="P6">Buffer frames</text:p>
          </draw:text-box>
        </draw:frame>
        <draw:line draw:style-name="gr19" draw:text-style-name="P2" draw:layer="layout" svg:x1="9cm" svg:y1="15cm" svg:x2="12cm" svg:y2="15cm">
          <text:p/>
        </draw:line>
        <draw:line draw:style-name="gr13" draw:text-style-name="P2" draw:layer="layout" svg:x1="13cm" svg:y1="14cm" svg:x2="13cm" svg:y2="13cm">
          <text:p/>
        </draw:line>
        <draw:frame draw:style-name="gr20" draw:text-style-name="P5" draw:layer="layout" svg:width="1.874cm" svg:height="0.569cm" svg:x="9.6cm" svg:y="9.731cm">
          <draw:text-box>
            <text:p><text:span text:style-name="T3">Full duplex</text:span></text:p>
          </draw:text-box>
        </draw:frame>
        <draw:line draw:style-name="gr21" draw:text-style-name="P2" draw:layer="layout" svg:x1="7cm" svg:y1="7.5cm" svg:x2="14cm" svg:y2="7.5cm">
          <text:p/>
        </draw:line>
        <draw:frame draw:style-name="gr22" draw:text-style-name="P5" draw:layer="layout" svg:width="0.989cm" svg:height="0.569cm" svg:x="13cm" svg:y="6.531cm">
          <draw:text-box>
            <text:p><text:span text:style-name="T3">h/w</text:span></text:p>
          </draw:text-box>
        </draw:frame>
        <draw:frame draw:style-name="gr23" draw:text-style-name="P5" draw:layer="layout" svg:width="0.976cm" svg:height="0.569cm" svg:x="13cm" svg:y="7.831cm">
          <draw:text-box>
            <text:p><text:span text:style-name="T3">s/w</text:span></text:p>
          </draw:text-box>
        </draw:frame>
        <draw:custom-shape draw:style-name="gr24" draw:text-style-name="P2" draw:layer="layout" svg:width="7cm" svg:height="2cm" svg:x="7cm" svg:y="1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8cm" svg:y1="16cm" svg:x2="8cm" svg:y2="18cm">
          <text:p/>
        </draw:line>
        <draw:line draw:style-name="gr13" draw:text-style-name="P2" draw:layer="layout" svg:x1="13cm" svg:y1="18cm" svg:x2="13cm" svg:y2="16cm">
          <text:p/>
        </draw:line>
        <draw:frame draw:style-name="gr25" draw:text-style-name="P3" draw:layer="layout" svg:width="3.017cm" svg:height="0.645cm" svg:x="9.083cm" svg:y="18.655cm">
          <draw:text-box>
            <text:p><text:span text:style-name="T2">User application</text:span></text:p>
          </draw:text-box>
        </draw:frame>
        <draw:line draw:style-name="gr26" draw:text-style-name="P7" draw:layer="layout" svg:x1="2cm" svg:y1="10cm" svg:x2="2cm" svg:y2="17cm">
          <text:p/>
        </draw:line>
        <draw:frame draw:style-name="gr27" draw:text-style-name="P5" draw:layer="layout" svg:width="1.958cm" svg:height="0.569cm" draw:transform="rotate (1.5707963267949) translate (2cm 14.5cm)">
          <draw:text-box>
            <text:p><text:span text:style-name="T3">EMSbus.py</text:span></text:p>
          </draw:text-box>
        </draw:frame>
        <draw:line draw:style-name="gr13" draw:text-style-name="P2" draw:layer="layout" svg:x1="14cm" svg:y1="22cm" svg:x2="16cm" svg:y2="22cm">
          <text:p/>
        </draw:line>
        <draw:frame draw:style-name="gr28" draw:text-style-name="P5" draw:layer="layout" svg:width="1.683cm" svg:height="0.569cm" svg:x="16.2cm" svg:y="21.7cm">
          <draw:text-box>
            <text:p><text:span text:style-name="T3">Data flow</text:span></text:p>
          </draw:text-box>
        </draw:frame>
        <draw:line draw:style-name="gr29" draw:text-style-name="P2" draw:layer="layout" svg:x1="14cm" svg:y1="23cm" svg:x2="16cm" svg:y2="23cm">
          <text:p/>
        </draw:line>
        <draw:frame draw:style-name="gr30" draw:text-style-name="P5" draw:layer="layout" svg:width="1.996cm" svg:height="0.569cm" svg:x="16.2cm" svg:y="22.7cm">
          <draw:text-box>
            <text:p><text:span text:style-name="T3">Control flow</text:span></text:p>
          </draw:text-box>
        </draw:frame>
        <draw:frame draw:style-name="gr31" draw:text-style-name="P5" draw:layer="layout" svg:width="3.761cm" svg:height="0.569cm" svg:x="5cm" svg:y="12.131cm">
          <draw:text-box>
            <text:p text:style-name="P6"><text:span text:style-name="T4">Verify</text:span><text:span text:style-name="T3"> / remove checksum</text:span></text:p>
          </draw:text-box>
        </draw:frame>
        <draw:frame draw:style-name="gr31" draw:text-style-name="P5" draw:layer="layout" svg:width="2.555cm" svg:height="0.569cm" svg:x="5cm" svg:y="11.731cm">
          <draw:text-box>
            <text:p text:style-name="P6">Assemble frame</text:p>
          </draw:text-box>
        </draw:frame>
        <draw:frame draw:style-name="gr31" draw:text-style-name="P5" draw:layer="layout" svg:width="2.665cm" svg:height="0.569cm" svg:x="5cm" svg:y="12.5cm">
          <draw:text-box>
            <text:p text:style-name="P6">Echo cancelation</text:p>
          </draw:text-box>
        </draw:frame>
        <draw:frame draw:style-name="gr31" draw:text-style-name="P5" draw:layer="layout" svg:width="2.839cm" svg:height="0.569cm" svg:x="13.018cm" svg:y="11.747cm">
          <draw:text-box>
            <text:p text:style-name="P6">Append checksum</text:p>
          </draw:text-box>
        </draw:frame>
        <draw:frame draw:style-name="gr31" draw:text-style-name="P5" draw:layer="layout" svg:width="2.589cm" svg:height="0.569cm" svg:x="4.911cm" svg:y="15.131cm">
          <draw:text-box>
            <text:p text:style-name="P6">Half duplex sync</text:p>
          </draw:text-box>
        </draw:frame>
        <draw:frame draw:style-name="gr31" draw:text-style-name="P5" draw:layer="layout" svg:width="2.589cm" svg:height="0.569cm" svg:x="13cm" svg:y="15.1cm">
          <draw:text-box>
            <text:p text:style-name="P6">Half duplex syn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20:37:07.131050254</meta:creation-date>
    <dc:date>2018-12-19T19:48:02.359336849</dc:date>
    <meta:editing-duration>PT54M19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